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#e8f2fe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LASE USUARIO</text:span></text:p>
      <text:p text:style-name="P2"><text:span text:style-name="T1"><text:tab/>Incluye los atributos de los usuarios. Puede generar un identificador único, que es función de su nombre y su fecha de nacimiento.</text:span></text:p>
      <text:p text:style-name="P2"><text:span text:style-name="T2"/></text:p>
      <text:p text:style-name="P2"><text:span text:style-name="T2"/></text:p>
      <text:p text:style-name="P3"><text:span text:style-name="T3">CLASE DAOUSUARIOS</text:span></text:p>
      <text:p text:style-name="P3"><text:span text:style-name="T3"><text:tab/>&gt;addUser(Usuario): Se le pasa un usuario y lo mete en la BBDD.</text:span></text:p>
      <text:p text:style-name="P3"><text:span text:style-name="T3"><text:tab/>&gt;deleteUser(Usuario): Se le pasa un usuario y lo borra de la BBD.</text:span></text:p>
      <text:p text:style-name="P3"><text:span text:style-name="T3"><text:tab/>&gt;CheckUser(Usuario): Busca a un usuario en concreto y devuelve un rs con sus datos.</text:span></text:p>
      <text:p text:style-name="P3"><text:span text:style-name="T3"><text:tab/>&gt;muestraUser(): Devuelve una array con todos los nombres de todos los usuarios.</text:span></text:p>
      <text:p text:style-name="P3"><text:span text:style-name="T3"><text:tab/>&gt;availableMovies(Usuario): Devuelve una array con las peliculas disponibles para un usuario.</text:span></text:p>
      <text:p text:style-name="P3"><text:span text:style-name="T3"><text:tab/>&gt;notviewedMovies(Usuario): Muestra las peliculas no vistas, dentro de su catálogo, por un usuario.</text:span></text:p>
      <text:p text:style-name="P3"><text:span text:style-name="T3"><text:tab/>&gt;</text:span><text:span text:style-name="T4">addUserViewMovie(Usuario, Pelicula): Añade un usuario a la tabla user_movie, que muestra la relación entre los usuarios y las peliculas que ha visto.</text:span></text:p>
      <text:p text:style-name="P3"><text:span text:style-name="T5"><text:tab/>&gt;deleteUserViewMovie(Usuario): Elimina a un usuario de la tabla user_movie.</text:span></text:p>
      <text:p text:style-name="P4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